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275cm" table:align="left"/>
    </style:style>
    <style:style style:name="Tabelle1.A" style:family="table-column">
      <style:table-column-properties style:column-width="10.275cm"/>
    </style:style>
    <style:style style:name="Tabelle1.A1" style:family="table-cell">
      <style:table-cell-properties style:vertical-align="middle"/>
    </style:style>
    <style:style style:name="Tabelle4" style:family="table">
      <style:table-properties style:width="30.958cm" style:rel-width="100%" table:align="left" fo:background-color="#dbdbdb">
        <style:background-image/>
      </style:table-properties>
    </style:style>
    <style:style style:name="Tabelle4.A" style:family="table-column">
      <style:table-column-properties style:column-width="0.379cm" style:rel-column-width="803*"/>
    </style:style>
    <style:style style:name="Tabelle4.B" style:family="table-column">
      <style:table-column-properties style:column-width="12.811cm" style:rel-column-width="27119*"/>
    </style:style>
    <style:style style:name="Tabelle4.C" style:family="table-column">
      <style:table-column-properties style:column-width="0.617cm" style:rel-column-width="1307*"/>
    </style:style>
    <style:style style:name="Tabelle4.D" style:family="table-column">
      <style:table-column-properties style:column-width="0.803cm" style:rel-column-width="1699*"/>
    </style:style>
    <style:style style:name="Tabelle4.E" style:family="table-column">
      <style:table-column-properties style:column-width="0.776cm" style:rel-column-width="1643*"/>
    </style:style>
    <style:style style:name="Tabelle4.F" style:family="table-column">
      <style:table-column-properties style:column-width="0.538cm" style:rel-column-width="1139*"/>
    </style:style>
    <style:style style:name="Tabelle4.G" style:family="table-column">
      <style:table-column-properties style:column-width="12.811cm" style:rel-column-width="27120*"/>
    </style:style>
    <style:style style:name="Tabelle4.A1" style:family="table-cell">
      <style:table-cell-properties style:vertical-align="middle" fo:background-color="#e0e0e0">
        <style:background-image/>
      </style:table-cell-properties>
    </style:style>
    <style:style style:name="Tabelle4.A2" style:family="table-cell">
      <style:table-cell-properties style:vertical-align="middle" fo:background-color="#f0f0f0">
        <style:background-image/>
      </style:table-cell-properties>
    </style:style>
    <style:style style:name="Tabelle4.B2" style:family="table-cell">
      <style:table-cell-properties style:vertical-align="middle" fo:background-color="#ffffff">
        <style:background-image/>
      </style:table-cell-properties>
    </style:style>
    <style:style style:name="Tabelle2" style:family="table">
      <style:table-properties style:width="17.198cm" table:align="center"/>
    </style:style>
    <style:style style:name="Tabelle2.A" style:family="table-column">
      <style:table-column-properties style:column-width="4.89cm"/>
    </style:style>
    <style:style style:name="Tabelle2.B" style:family="table-column">
      <style:table-column-properties style:column-width="0.875cm"/>
    </style:style>
    <style:style style:name="Tabelle2.L" style:family="table-column">
      <style:table-column-properties style:column-width="0.838cm"/>
    </style:style>
    <style:style style:name="Tabelle2.O" style:family="table-column">
      <style:table-column-properties style:column-width="0.951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margin-top="0cm" fo:margin-bottom="0.499cm" fo:padding="0cm" fo:border="none"/>
      <style:text-properties fo:color="#000000" fo:font-size="10pt"/>
    </style:style>
    <style:style style:name="P5" style:family="paragraph" style:parent-style-name="Table_20_Contents">
      <style:paragraph-properties fo:margin-top="0cm" fo:margin-bottom="0.499cm" fo:padding="0cm" fo:border="none"/>
      <style:text-properties fo:color="#000000" fo:font-size="10pt" fo:font-weight="bold"/>
    </style:style>
    <style:style style:name="P6" style:family="paragraph" style:parent-style-name="Table_20_Contents">
      <style:paragraph-properties fo:margin-top="0cm" fo:margin-bottom="0.499cm" fo:text-align="end" style:justify-single-word="false" fo:padding="0cm" fo:border="none"/>
      <style:text-properties fo:color="#000000" fo:font-size="10pt" fo:font-weight="bold"/>
    </style:style>
    <style:style style:name="P7" style:family="paragraph" style:parent-style-name="Table_20_Contents">
      <style:paragraph-properties fo:margin-top="0cm" fo:margin-bottom="0.499cm" fo:text-align="center" style:justify-single-word="false" fo:padding="0cm" fo:border="none"/>
      <style:text-properties fo:color="#000000" fo:font-size="10pt" fo:font-weight="bold"/>
    </style:style>
    <style:style style:name="P8" style:family="paragraph" style:parent-style-name="Table_20_Contents">
      <style:paragraph-properties fo:margin-top="0cm" fo:margin-bottom="0.499cm" fo:text-align="center" style:justify-single-word="false" fo:padding="0cm" fo:border="none"/>
      <style:text-properties fo:color="#000000" fo:font-size="10pt"/>
    </style:style>
    <style:style style:name="P9" style:family="paragraph" style:parent-style-name="Table_20_Contents">
      <style:paragraph-properties fo:margin-top="0cm" fo:margin-bottom="0.499cm" fo:text-align="end" style:justify-single-word="false" fo:padding="0cm" fo:border="none"/>
      <style:text-properties fo:color="#000000" fo:font-size="1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Damen</text:h>
                <text:h text:style-name="Heading_20_3" text:outline-level="3">2013/14</text:h>
                <text:section text:style-name="Sect1" text:name="jahr">
                  <text:p text:style-name="P10">NRW-Liga <text:s text:c="5"/></text:p>
                  <table:table table:name="Tabelle2" table:style-name="Tabelle2">
                    <table:table-column table:style-name="Tabelle2.A"/>
                    <table:table-column table:style-name="Tabelle2.B" table:number-columns-repeated="10"/>
                    <table:table-column table:style-name="Tabelle2.L"/>
                    <table:table-column table:style-name="Tabelle2.B" table:number-columns-repeated="2"/>
                    <table:table-column table:style-name="Tabelle2.O"/>
                    <table:table-row>
                      <table:table-cell table:style-name="Tabelle2.A1" office:value-type="string">
                        <text:p text:style-name="P3">Spieltage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1.htm" office:target-frame-name="spiele" xlink:show="replace">01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2.htm" office:target-frame-name="spiele" xlink:show="replace">02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3.htm" office:target-frame-name="spiele" xlink:show="replace">03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4.htm" office:target-frame-name="spiele" xlink:show="replace">04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5.htm" office:target-frame-name="spiele" xlink:show="replace">05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6.htm" office:target-frame-name="spiele" xlink:show="replace">06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7.htm" office:target-frame-name="spiele" xlink:show="replace">07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8.htm" office:target-frame-name="spiele" xlink:show="replace">08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09.htm" office:target-frame-name="spiele" xlink:show="replace">09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10.htm" office:target-frame-name="spiele" xlink:show="replace">10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11.htm" office:target-frame-name="spiele" xlink:show="replace">11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12.htm" office:target-frame-name="spiele" xlink:show="replace">12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13.htm" office:target-frame-name="spiele" xlink:show="replace">13</text:a></text:p>
                      </table:table-cell>
                      <table:table-cell table:style-name="Tabelle2.A1" office:value-type="string">
                        <text:p text:style-name="P3"><text:a xlink:type="simple" xlink:href="http://www.sportkegeln-hf.de/luenen/50_buli/erg/d3000s14.htm" office:target-frame-name="spiele" xlink:show="replace">1</text:a>4</text:p>
                      </table:table-cell>
                    </table:table-row>
                  </table:table>
                  <text:p text:style-name="P10"/>
                  <table:table table:name="Tabelle1" table:style-name="Tabelle1">
                    <table:table-column table:style-name="Tabelle1.A"/>
                    <table:table-row>
                      <table:table-cell table:style-name="Tabelle1.A1" office:value-type="string">
                        <text:p text:style-name="P5">Saison 2013-14 / Damen / NRW-Liga / 6. Spieltag / Ergebnisübersicht</text:p>
                      </table:table-cell>
                    </table:table-row>
                  </table:table>
                  <text:p text:style-name="Text_20_body"> 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column table:style-name="Tabelle4.D"/>
                    <table:table-column table:style-name="Tabelle4.E"/>
                    <table:table-column table:style-name="Tabelle4.F"/>
                    <table:table-column table:style-name="Tabelle4.G"/>
                    <table:table-column table:style-name="Tabelle4.C"/>
                    <table:table-column table:style-name="Tabelle4.D" table:number-columns-repeated="2"/>
                    <table:table-row>
                      <table:table-cell table:style-name="Tabelle4.A1" office:value-type="string">
                        <text:p text:style-name="P8">21</text:p>
                      </table:table-cell>
                      <table:table-cell table:style-name="Tabelle4.A1" office:value-type="string">
                        <text:p text:style-name="P8">ESV Siegen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  <table:table-cell table:style-name="Tabelle4.A1" office:value-type="string">
                        <text:p text:style-name="P8">P</text:p>
                      </table:table-cell>
                      <table:table-cell table:style-name="Tabelle4.A1" office:value-type="string">
                        <text:p text:style-name="P8">DSC Wanne Eickel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Irle, Jennifer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67</text:p>
                      </table:table-cell>
                      <table:table-cell table:style-name="Tabelle4.A2" office:value-type="string">
                        <text:p text:style-name="P9">9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Hönig, Friederik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52</text:p>
                      </table:table-cell>
                      <table:table-cell table:style-name="Tabelle4.A2" office:value-type="string">
                        <text:p text:style-name="P9">3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eene, Elk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22</text:p>
                      </table:table-cell>
                      <table:table-cell table:style-name="Tabelle4.A2" office:value-type="string">
                        <text:p text:style-name="P9">7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Mielack, Jennifer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08</text:p>
                      </table:table-cell>
                      <table:table-cell table:style-name="Tabelle4.A2" office:value-type="string">
                        <text:p text:style-name="P9">1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Polster, Juli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19</text:p>
                      </table:table-cell>
                      <table:table-cell table:style-name="Tabelle4.A2" office:value-type="string">
                        <text:p text:style-name="P9">6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Hilkmann, Annik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88</text:p>
                      </table:table-cell>
                      <table:table-cell table:style-name="Tabelle4.A2" office:value-type="string">
                        <text:p text:style-name="P9">10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Fritz, Petr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828</text:p>
                      </table:table-cell>
                      <table:table-cell table:style-name="Tabelle4.A2" office:value-type="string">
                        <text:p text:style-name="P9">11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chröder, Katri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59</text:p>
                      </table:table-cell>
                      <table:table-cell table:style-name="Tabelle4.A2" office:value-type="string">
                        <text:p text:style-name="P9">4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Wörster, Petr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906</text:p>
                      </table:table-cell>
                      <table:table-cell table:style-name="Tabelle4.A2" office:value-type="string">
                        <text:p text:style-name="P9">1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Mielack, Stephani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75</text:p>
                      </table:table-cell>
                      <table:table-cell table:style-name="Tabelle4.A2" office:value-type="string">
                        <text:p text:style-name="P9">5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Molzberger, Petr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42</text:p>
                      </table:table-cell>
                      <table:table-cell table:style-name="Tabelle4.A2" office:value-type="string">
                        <text:p text:style-name="P9">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Prentki, Jennifer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1</text:p>
                      </table:table-cell>
                      <table:table-cell table:style-name="Tabelle4.A2" office:value-type="string">
                        <text:p text:style-name="P9">8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584</text:p>
                      </table:table-cell>
                      <table:table-cell table:style-name="Tabelle4.A2" office:value-type="string">
                        <text:p text:style-name="P6">47</text:p>
                      </table:table-cell>
                      <table:table-cell table:style-name="Tabelle4.A2" office:value-type="string">
                        <text:p text:style-name="P7">2:1</text:p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123</text:p>
                      </table:table-cell>
                      <table:table-cell table:style-name="Tabelle4.A2" office:value-type="string">
                        <text:p text:style-name="P6">31</text:p>
                      </table:table-cell>
                    </table:table-row>
                    <table:table-row>
                      <table:table-cell table:style-name="Tabelle4.A1" office:value-type="string">
                        <text:p text:style-name="P8">22</text:p>
                      </table:table-cell>
                      <table:table-cell table:style-name="Tabelle4.A1" office:value-type="string">
                        <text:p text:style-name="P8">KSF 62 Wuppertal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  <table:table-cell table:style-name="Tabelle4.A1" office:value-type="string">
                        <text:p text:style-name="P8">P</text:p>
                      </table:table-cell>
                      <table:table-cell table:style-name="Tabelle4.A1" office:value-type="string">
                        <text:p text:style-name="P8">RW 59 Mülheim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owinski, Birgit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97</text:p>
                      </table:table-cell>
                      <table:table-cell table:style-name="Tabelle4.A2" office:value-type="string">
                        <text:p text:style-name="P9">11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pringer, Tanj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61</text:p>
                      </table:table-cell>
                      <table:table-cell table:style-name="Tabelle4.A2" office:value-type="string">
                        <text:p text:style-name="P9">6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remer, Nadin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32</text:p>
                      </table:table-cell>
                      <table:table-cell table:style-name="Tabelle4.A2" office:value-type="string">
                        <text:p text:style-name="P9">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olba, Sabri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1</text:p>
                      </table:table-cell>
                      <table:table-cell table:style-name="Tabelle4.A2" office:value-type="string">
                        <text:p text:style-name="P9">4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engpiehl, Caroli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68</text:p>
                      </table:table-cell>
                      <table:table-cell table:style-name="Tabelle4.A2" office:value-type="string">
                        <text:p text:style-name="P9">7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olba, Simon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28</text:p>
                      </table:table-cell>
                      <table:table-cell table:style-name="Tabelle4.A2" office:value-type="string">
                        <text:p text:style-name="P9">1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rinkmann, Simon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85</text:p>
                      </table:table-cell>
                      <table:table-cell table:style-name="Tabelle4.A2" office:value-type="string">
                        <text:p text:style-name="P9">9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Henkel, Ivonn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32</text:p>
                      </table:table-cell>
                      <table:table-cell table:style-name="Tabelle4.A2" office:value-type="string">
                        <text:p text:style-name="P9">3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Cornelius, Sylvi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831</text:p>
                      </table:table-cell>
                      <table:table-cell table:style-name="Tabelle4.A2" office:value-type="string">
                        <text:p text:style-name="P9">1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Henkel, Mario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85</text:p>
                      </table:table-cell>
                      <table:table-cell table:style-name="Tabelle4.A2" office:value-type="string">
                        <text:p text:style-name="P9">10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Ziemke, Carme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75</text:p>
                      </table:table-cell>
                      <table:table-cell table:style-name="Tabelle4.A2" office:value-type="string">
                        <text:p text:style-name="P9">8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Dziura, Simo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58</text:p>
                      </table:table-cell>
                      <table:table-cell table:style-name="Tabelle4.A2" office:value-type="string">
                        <text:p text:style-name="P9">5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688</text:p>
                      </table:table-cell>
                      <table:table-cell table:style-name="Tabelle4.A2" office:value-type="string">
                        <text:p text:style-name="P6">49</text:p>
                      </table:table-cell>
                      <table:table-cell table:style-name="Tabelle4.A2" office:value-type="string">
                        <text:p text:style-name="P7">3:0</text:p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505</text:p>
                      </table:table-cell>
                      <table:table-cell table:style-name="Tabelle4.A2" office:value-type="string">
                        <text:p text:style-name="P6">29</text:p>
                      </table:table-cell>
                    </table:table-row>
                    <table:table-row>
                      <table:table-cell table:style-name="Tabelle4.A1" office:value-type="string">
                        <text:p text:style-name="P8">23</text:p>
                      </table:table-cell>
                      <table:table-cell table:style-name="Tabelle4.A1" office:value-type="string">
                        <text:p text:style-name="P8">Viktoria Herne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  <table:table-cell table:style-name="Tabelle4.A1" office:value-type="string">
                        <text:p text:style-name="P8">P</text:p>
                      </table:table-cell>
                      <table:table-cell table:style-name="Tabelle4.A1" office:value-type="string">
                        <text:p text:style-name="P8">SKG Bielefeld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rill, Sylvi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77</text:p>
                      </table:table-cell>
                      <table:table-cell table:style-name="Tabelle4.A2" office:value-type="string">
                        <text:p text:style-name="P9">8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Hippert, Stefani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53</text:p>
                      </table:table-cell>
                      <table:table-cell table:style-name="Tabelle4.A2" office:value-type="string">
                        <text:p text:style-name="P9">6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oiarzin, Annik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95</text:p>
                      </table:table-cell>
                      <table:table-cell table:style-name="Tabelle4.A2" office:value-type="string">
                        <text:p text:style-name="P9">10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Reichert, Claudi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84</text:p>
                      </table:table-cell>
                      <table:table-cell table:style-name="Tabelle4.A2" office:value-type="string">
                        <text:p text:style-name="P9">2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Pieper, Jennifer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52</text:p>
                      </table:table-cell>
                      <table:table-cell table:style-name="Tabelle4.A2" office:value-type="string">
                        <text:p text:style-name="P9">5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chultze, Monik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19</text:p>
                      </table:table-cell>
                      <table:table-cell table:style-name="Tabelle4.A2" office:value-type="string">
                        <text:p text:style-name="P9">3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onnhalter, Tanj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0</text:p>
                      </table:table-cell>
                      <table:table-cell table:style-name="Tabelle4.A2" office:value-type="string">
                        <text:p text:style-name="P9">4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Niebuhr, Kari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649</text:p>
                      </table:table-cell>
                      <table:table-cell table:style-name="Tabelle4.A2" office:value-type="string">
                        <text:p text:style-name="P9">1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lum, Silk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812</text:p>
                      </table:table-cell>
                      <table:table-cell table:style-name="Tabelle4.A2" office:value-type="string">
                        <text:p text:style-name="P9">1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Weitzel, Ja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55</text:p>
                      </table:table-cell>
                      <table:table-cell table:style-name="Tabelle4.A2" office:value-type="string">
                        <text:p text:style-name="P9">7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oiarzin, Jessic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807</text:p>
                      </table:table-cell>
                      <table:table-cell table:style-name="Tabelle4.A2" office:value-type="string">
                        <text:p text:style-name="P9">11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Spilker, Gaby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86</text:p>
                      </table:table-cell>
                      <table:table-cell table:style-name="Tabelle4.A2" office:value-type="string">
                        <text:p text:style-name="P9">9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683</text:p>
                      </table:table-cell>
                      <table:table-cell table:style-name="Tabelle4.A2" office:value-type="string">
                        <text:p text:style-name="P6">50</text:p>
                      </table:table-cell>
                      <table:table-cell table:style-name="Tabelle4.A2" office:value-type="string">
                        <text:p text:style-name="P7">3:0</text:p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346</text:p>
                      </table:table-cell>
                      <table:table-cell table:style-name="Tabelle4.A2" office:value-type="string">
                        <text:p text:style-name="P6">28</text:p>
                      </table:table-cell>
                    </table:table-row>
                    <table:table-row>
                      <table:table-cell table:style-name="Tabelle4.A1" office:value-type="string">
                        <text:p text:style-name="P8">24</text:p>
                      </table:table-cell>
                      <table:table-cell table:style-name="Tabelle4.A1" office:value-type="string">
                        <text:p text:style-name="P8">Hinterkranz Bochum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  <table:table-cell table:style-name="Tabelle4.A1" office:value-type="string">
                        <text:p text:style-name="P8">P</text:p>
                      </table:table-cell>
                      <table:table-cell table:style-name="Tabelle4.A1" office:value-type="string">
                        <text:p text:style-name="P8">SKV Rees 1</text:p>
                      </table:table-cell>
                      <table:table-cell table:style-name="Tabelle4.A1" office:value-type="string">
                        <text:p text:style-name="P8">Abr</text:p>
                      </table:table-cell>
                      <table:table-cell table:style-name="Tabelle4.A1" office:value-type="string">
                        <text:p text:style-name="P8">Ges</text:p>
                      </table:table-cell>
                      <table:table-cell table:style-name="Tabelle4.A1" office:value-type="string">
                        <text:p text:style-name="P8">EWP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öllner, Silvi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90</text:p>
                      </table:table-cell>
                      <table:table-cell table:style-name="Tabelle4.A2" office:value-type="string">
                        <text:p text:style-name="P9">9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Czeke, Gundel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01</text:p>
                      </table:table-cell>
                      <table:table-cell table:style-name="Tabelle4.A2" office:value-type="string">
                        <text:p text:style-name="P9">2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Thater, Rosi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92</text:p>
                      </table:table-cell>
                      <table:table-cell table:style-name="Tabelle4.A2" office:value-type="string">
                        <text:p text:style-name="P9">10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Neumann, Lis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98</text:p>
                      </table:table-cell>
                      <table:table-cell table:style-name="Tabelle4.A2" office:value-type="string">
                        <text:p text:style-name="P9">11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Röhrig, An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5</text:p>
                      </table:table-cell>
                      <table:table-cell table:style-name="Tabelle4.A2" office:value-type="string">
                        <text:p text:style-name="P9">4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Portykus, Daniel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6</text:p>
                      </table:table-cell>
                      <table:table-cell table:style-name="Tabelle4.A2" office:value-type="string">
                        <text:p text:style-name="P9">5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rischker, Stephani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69</text:p>
                      </table:table-cell>
                      <table:table-cell table:style-name="Tabelle4.A2" office:value-type="string">
                        <text:p text:style-name="P9">8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Markett, Gabriel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31</text:p>
                      </table:table-cell>
                      <table:table-cell table:style-name="Tabelle4.A2" office:value-type="string">
                        <text:p text:style-name="P9">3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Klöpper, Longin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47</text:p>
                      </table:table-cell>
                      <table:table-cell table:style-name="Tabelle4.A2" office:value-type="string">
                        <text:p text:style-name="P9">6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Beckmann, Chiara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564</text:p>
                      </table:table-cell>
                      <table:table-cell table:style-name="Tabelle4.A2" office:value-type="string">
                        <text:p text:style-name="P9">1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Thon, Jasmin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819</text:p>
                      </table:table-cell>
                      <table:table-cell table:style-name="Tabelle4.A2" office:value-type="string">
                        <text:p text:style-name="P9">12</text:p>
                      </table:table-cell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4">Tönnissen, Melanie</text:p>
                      </table:table-cell>
                      <table:table-cell table:style-name="Tabelle4.A2" office:value-type="string">
                        <text:p text:style-name="P9">0</text:p>
                      </table:table-cell>
                      <table:table-cell table:style-name="Tabelle4.A2" office:value-type="string">
                        <text:p text:style-name="P9">754</text:p>
                      </table:table-cell>
                      <table:table-cell table:style-name="Tabelle4.A2" office:value-type="string">
                        <text:p text:style-name="P9">7</text:p>
                      </table:table-cell>
                    </table:table-row>
                    <table:table-row>
                      <table:table-cell table:style-name="Tabelle4.A2" office:value-type="string">
                        <text:p text:style-name="P1"/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662</text:p>
                      </table:table-cell>
                      <table:table-cell table:style-name="Tabelle4.A2" office:value-type="string">
                        <text:p text:style-name="P6">49</text:p>
                      </table:table-cell>
                      <table:table-cell table:style-name="Tabelle4.A2" office:value-type="string">
                        <text:p text:style-name="P7">3:0</text:p>
                      </table:table-cell>
                      <table:table-cell table:style-name="Tabelle4.B2" office:value-type="string">
                        <text:p text:style-name="P1"/>
                      </table:table-cell>
                      <table:table-cell table:style-name="Tabelle4.A2" office:value-type="string">
                        <text:p text:style-name="P6">0</text:p>
                      </table:table-cell>
                      <table:table-cell table:style-name="Tabelle4.A2" office:value-type="string">
                        <text:p text:style-name="P6">4294</text:p>
                      </table:table-cell>
                      <table:table-cell table:style-name="Tabelle4.A2" office:value-type="string">
                        <text:p text:style-name="P6">29</text:p>
                      </table:table-cell>
                    </table:table-row>
                  </table:table>
                  <text:p text:style-name="P10"/>
                  <text:p text:style-name="P10"/>
                </text:section>
                <text:h text:style-name="Heading_20_3" text:outline-level="3">Mannschaftstabelle</text:h>
                <text:p text:style-name="Text_20_body"/>
                <text:p text:style-name="Text_20_body"/>
                <text:h text:style-name="Heading_20_3" text:outline-level="3">Spielertabelle</text:h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36:33.45</meta:creation-date>
    <dc:date>2013-11-11T13:22:41.17</dc:date>
    <meta:editing-duration>PT14M1S</meta:editing-duration>
    <meta:editing-cycles>3</meta:editing-cycles>
    <meta:generator>OpenOffice/4.0.0$Win32 OpenOffice.org_project/400m3$Build-9702</meta:generator>
    <meta:document-statistic meta:table-count="3" meta:image-count="0" meta:object-count="0" meta:page-count="2" meta:paragraph-count="283" meta:word-count="359" meta:character-count="1430"/>
  </office:meta>
</office:document-meta>
</file>